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5a191"/>
    </style:style>
    <style:style style:name="P2" style:family="paragraph" style:parent-style-name="Text_20_body">
      <style:text-properties officeooo:paragraph-rsid="0015a191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T1" style:family="text">
      <style:text-properties officeooo:rsid="0014644d"/>
    </style:style>
    <style:style style:name="T2" style:family="text">
      <style:text-properties officeooo:rsid="0015a191"/>
    </style:style>
    <style:style style:name="T3" style:family="text">
      <style:text-properties fo:font-size="15pt" fo:font-weight="bold" officeooo:rsid="0015a191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2">Code Documentation</text:span></text:span></text:h>
      <text:h text:style-name="P1" text:outline-level="2"><text:span text:style-name="Strong_20_Emphasis"/></text:h>
      <text:h text:style-name="P1" text:outline-level="2"><text:span text:style-name="Source_20_Text">input.py</text:span> </text:h>
      <text:h text:style-name="P1" text:outline-level="2">— Streamlit Interface Documentation</text:h>
      <text:p text:style-name="Preformatted_20_Text"><text:span text:style-name="Source_20_Text">import streamlit as st</text:span></text:p>
      <text:p text:style-name="Preformatted_20_Text"><text:span text:style-name="Source_20_Text">import csv</text:span></text:p>
      <text:p text:style-name="P3"><text:span text:style-name="Source_20_Text">import os</text:span></text:p>
      <text:h text:style-name="Heading_20_3" text:outline-level="3">Purpose:</text:h>
      <text:p text:style-name="Text_20_body">Provides a user interface to input and save text messages to a CSV file (<text:span text:style-name="Source_20_Text">output_messages.csv</text:span> by default).</text:p>
      <text:h text:style-name="Heading_20_3" text:outline-level="3">Components:</text:h>
      <text:list text:style-name="L1">
        <text:list-item>
          <text:p text:style-name="P4"><text:span text:style-name="Strong_20_Emphasis">Title</text:span>: <text:span text:style-name="Source_20_Text">"Simple CSV Input Saver"</text:span></text:p>
        </text:list-item>
        <text:list-item>
          <text:p text:style-name="P4"><text:span text:style-name="Strong_20_Emphasis">Text Input</text:span>: Takes a file name to save data.</text:p>
        </text:list-item>
        <text:list-item>
          <text:p text:style-name="P4"><text:span text:style-name="Strong_20_Emphasis">Text Area</text:span>: Accepts the user message.</text:p>
        </text:list-item>
        <text:list-item>
          <text:p text:style-name="P4"><text:span text:style-name="Strong_20_Emphasis">Button</text:span>: On click, appends the message to the specified file (with a header if the file is new).</text:p>
        </text:list-item>
      </text:list>
      <text:h text:style-name="Heading_20_2" text:outline-level="2"><text:span text:style-name="Source_20_Text"/></text:h>
      <text:p text:style-name="P2"><text:span text:style-name="Source_20_Text"><text:span text:style-name="T3">Models.ipynb</text:span></text:span></text:p>
      <text:h text:style-name="Heading_20_2" text:outline-level="2">— Spark-Based Stress Detection Documentation</text:h>
      <text:p text:style-name="Preformatted_20_Text"><text:span text:style-name="Source_20_Text">from pyspark.sql import SparkSession</text:span></text:p>
      <text:p text:style-name="Preformatted_20_Text"><text:span text:style-name="Source_20_Text">from pyspark.ml.feature import Tokenizer, HashingTF, IDF</text:span></text:p>
      <text:p text:style-name="Preformatted_20_Text"><text:span text:style-name="Source_20_Text">from pyspark.ml.classification import DecisionTreeClassifier, GBTClassifier, LogisticRegression</text:span></text:p>
      <text:p text:style-name="Preformatted_20_Text"><text:span text:style-name="Source_20_Text">from pyspark.ml.evaluation import MulticlassClassificationEvaluator, BinaryClassificationEvaluator</text:span></text:p>
      <text:p text:style-name="P3"><text:span text:style-name="Source_20_Text">from pyspark.sql.functions import col, when</text:span></text:p>
      <text:h text:style-name="Heading_20_3" text:outline-level="3">Purpose:</text:h>
      <text:p text:style-name="Text_20_body">Trains machine learning models on stress detection using Spark ML and processes new text inputs saved via <text:span text:style-name="Source_20_Text">input.py</text:span>.</text:p>
      <text:h text:style-name="Heading_20_3" text:outline-level="3">Workflow:</text:h>
      <text:list text:style-name="L2">
        <text:list-item>
          <text:p text:style-name="P5"><text:span text:style-name="Strong_20_Emphasis">Load CSV from HDFS</text:span>: <text:span text:style-name="Source_20_Text">dreaddit_StressAnalysis-Sheet1.csv</text:span></text:p>
        </text:list-item>
        <text:list-item>
          <text:p text:style-name="P5"><text:span text:style-name="Strong_20_Emphasis">Preprocessing</text:span>:</text:p>
          <text:list>
            <text:list-item>
              <text:p text:style-name="P5"><text:soft-page-break/>Converts labels to 0/1.</text:p>
            </text:list-item>
            <text:list-item>
              <text:p text:style-name="P5">Tokenizes text.</text:p>
            </text:list-item>
            <text:list-item>
              <text:p text:style-name="P5">Extracts features via TF-IDF.</text:p>
            </text:list-item>
          </text:list>
        </text:list-item>
        <text:list-item>
          <text:p text:style-name="P5"><text:span text:style-name="Strong_20_Emphasis">Train Models</text:span>:</text:p>
          <text:list>
            <text:list-item>
              <text:p text:style-name="P5">Decision Tree</text:p>
            </text:list-item>
            <text:list-item>
              <text:p text:style-name="P5">GBT</text:p>
            </text:list-item>
            <text:list-item>
              <text:p text:style-name="P5">Logistic Regression</text:p>
            </text:list-item>
          </text:list>
        </text:list-item>
        <text:list-item>
          <text:p text:style-name="P5"><text:span text:style-name="Strong_20_Emphasis">Voting Classifier</text:span>:</text:p>
          <text:list>
            <text:list-item>
              <text:p text:style-name="P5">Hard voting among the three classifiers.</text:p>
            </text:list-item>
          </text:list>
        </text:list-item>
        <text:list-item>
          <text:p text:style-name="P5"><text:span text:style-name="Strong_20_Emphasis">Stacked Classifier</text:span>:</text:p>
          <text:list>
            <text:list-item>
              <text:p text:style-name="P5">Base: Random Forest, GBT</text:p>
            </text:list-item>
            <text:list-item>
              <text:p text:style-name="P5">Meta: Logistic Regression</text:p>
            </text:list-item>
          </text:list>
        </text:list-item>
        <text:list-item>
          <text:p text:style-name="P5"><text:span text:style-name="Strong_20_Emphasis">Predictions on New Input</text:span>:</text:p>
          <text:list>
            <text:list-item>
              <text:p text:style-name="P5">Reads messages from <text:span text:style-name="Source_20_Text">output_messages.csv</text:span> in HDFS.</text:p>
            </text:list-item>
            <text:list-item>
              <text:p text:style-name="P5">Outputs stress classification and alert messages.</text:p>
            </text:list-item>
          </text:list>
        </text:list-item>
      </text:list>
      <text:h text:style-name="Heading_20_2" text:outline-level="2"/>
      <text:h text:style-name="Heading_20_2" text:outline-level="2">— Transformer-Based Models Documentation</text:h>
      <text:h text:style-name="Heading_20_3" text:outline-level="3">Libraries Used:</text:h>
      <text:p text:style-name="Preformatted_20_Text"><text:span text:style-name="Source_20_Text">from transformers import AutoTokenizer, AutoModelForSequenceClassification, Trainer, TrainingArguments</text:span></text:p>
      <text:p text:style-name="P3"><text:span text:style-name="Source_20_Text">from sklearn.metrics import accuracy_score, f1_score, precision_score, recall_score, roc_auc_score</text:span></text:p>
      <text:h text:style-name="Heading_20_3" text:outline-level="3">Models:</text:h>
      <text:list text:style-name="L3">
        <text:list-item>
          <text:p text:style-name="P6"><text:span text:style-name="Strong_20_Emphasis">XLNet</text:span></text:p>
        </text:list-item>
        <text:list-item>
          <text:p text:style-name="P6"><text:span text:style-name="Strong_20_Emphasis">BERT</text:span></text:p>
        </text:list-item>
        <text:list-item>
          <text:p text:style-name="P6"><text:span text:style-name="Strong_20_Emphasis">DistilBERT</text:span></text:p>
        </text:list-item>
        <text:list-item>
          <text:p text:style-name="P6"><text:span text:style-name="Strong_20_Emphasis">RoBERTa</text:span></text:p>
        </text:list-item>
        <text:list-item>
          <text:p text:style-name="P6"><text:span text:style-name="Strong_20_Emphasis">ELECTRA</text:span></text:p>
        </text:list-item>
      </text:list>
      <text:h text:style-name="Heading_20_3" text:outline-level="3">Steps:</text:h>
      <text:list text:style-name="L4">
        <text:list-item>
          <text:p text:style-name="P7"><text:span text:style-name="Strong_20_Emphasis">Load Data</text:span>:</text:p>
          <text:list>
            <text:list-item>
              <text:p text:style-name="P7">Read from HDFS.</text:p>
            </text:list-item>
            <text:list-item>
              <text:p text:style-name="P7"><text:soft-page-break/>Convert Spark DataFrame to Pandas.</text:p>
            </text:list-item>
          </text:list>
        </text:list-item>
        <text:list-item>
          <text:p text:style-name="P7"><text:span text:style-name="Strong_20_Emphasis">Preprocessing</text:span>:</text:p>
          <text:list>
            <text:list-item>
              <text:p text:style-name="P7">Tokenization using Hugging Face.</text:p>
            </text:list-item>
            <text:list-item>
              <text:p text:style-name="P7">Custom PyTorch Dataset for input handling.</text:p>
            </text:list-item>
          </text:list>
        </text:list-item>
        <text:list-item>
          <text:p text:style-name="P7"><text:span text:style-name="Strong_20_Emphasis">Training</text:span>:</text:p>
          <text:list>
            <text:list-item>
              <text:p text:style-name="P7">Using <text:span text:style-name="Source_20_Text">Trainer</text:span> API with <text:span text:style-name="Source_20_Text">TrainingArguments</text:span>.</text:p>
            </text:list-item>
            <text:list-item>
              <text:p text:style-name="P7">Evaluates using accuracy, F1, precision, recall, AUC.</text:p>
            </text:list-item>
          </text:list>
        </text:list-item>
        <text:list-item>
          <text:p text:style-name="P7"><text:span text:style-name="Strong_20_Emphasis">Prediction on New Data</text:span>:</text:p>
          <text:list>
            <text:list-item>
              <text:p text:style-name="P7">Loads from <text:span text:style-name="Source_20_Text">output_messages.csv</text:span>.</text:p>
            </text:list-item>
            <text:list-item>
              <text:p text:style-name="P7">Applies the same tokenizer and model for inference.</text:p>
            </text:list-item>
            <text:list-item>
              <text:p text:style-name="P7">Results displayed with alerts if "Stressed".</text:p>
            </text:list-item>
          </text:list>
        </text:list-item>
      </text:list>
      <text:h text:style-name="Heading_20_1" text:outline-level="1"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8:56:21.361710614</meta:creation-date>
    <dc:date>2025-04-12T19:17:31.034808555</dc:date>
    <meta:editing-duration>PT17M4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64" meta:word-count="299" meta:character-count="2128" meta:non-whitespace-character-count="1928"/>
  </office:meta>
</office:document-meta>
</file>